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487000001A6936D47D3581BAB74.png" manifest:media-type="image/png"/>
  <manifest:file-entry manifest:full-path="Pictures/20000104000075EB00002D1DF9E5401245BCD655.svm" manifest:media-type="image/x-svm"/>
  <manifest:file-entry manifest:full-path="Pictures/1000020000000475000001B47BC0CDECEC319CE2.png" manifest:media-type="image/png"/>
  <manifest:file-entry manifest:full-path="Pictures/10000200000004C300000203EFC5BE8A46DDF486.png" manifest:media-type="image/png"/>
  <manifest:file-entry manifest:full-path="Pictures/2000011C00007E010000353C7FF90D1F0ACEC0A4.svm" manifest:media-type="image/x-svm"/>
  <manifest:file-entry manifest:full-path="Pictures/2000009C000077CD00002B985FB9CF646057FD78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268cm" svg:x="19cm" svg:y="-3.75cm">
          <draw:image xlink:href="Pictures/20000104000075EB00002D1DF9E5401245BCD655.svm" xlink:type="simple" xlink:show="embed" xlink:actuate="onLoad" loext:mime-type="image/x-svm">
            <text:p/>
          </draw:image>
          <draw:image xlink:href="Pictures/1000020000000475000001B47BC0CDECEC319CE2.png" xlink:type="simple" xlink:show="embed" xlink:actuate="onLoad" loext:mime-type="image/png"/>
        </draw:frame>
        <draw:frame draw:style-name="gr1" draw:text-style-name="P1" draw:layer="layout" svg:width="17.751cm" svg:height="7.499cm" svg:x="20.248cm" svg:y="3.75cm">
          <draw:image xlink:href="Pictures/2000011C00007E010000353C7FF90D1F0ACEC0A4.svm" xlink:type="simple" xlink:show="embed" xlink:actuate="onLoad" loext:mime-type="image/x-svm">
            <text:p/>
          </draw:image>
          <draw:image xlink:href="Pictures/10000200000004C300000203EFC5BE8A46DDF486.png" xlink:type="simple" xlink:show="embed" xlink:actuate="onLoad" loext:mime-type="image/png"/>
        </draw:frame>
        <draw:frame draw:style-name="gr2" draw:text-style-name="P2" draw:layer="layout" svg:width="18.999cm" svg:height="6.912cm" svg:x="0cm" svg:y="0.2cm">
          <draw:image xlink:href="Pictures/2000009C000077CD00002B985FB9CF646057FD78.svm" xlink:type="simple" xlink:show="embed" xlink:actuate="onLoad" loext:mime-type="image/x-svm">
            <text:p/>
          </draw:image>
          <draw:image xlink:href="Pictures/1000020000000487000001A6936D47D3581BAB7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7-04T17:02:08.993000000</meta:creation-date>
    <dc:date>2022-07-18T15:25:03.527000000</dc:date>
    <meta:editing-duration>PT4H43M31S</meta:editing-duration>
    <meta:editing-cycles>5</meta:editing-cycles>
    <meta:generator>LibreOffice/6.3.6.2$Windows_X86_64 LibreOffice_project/2196df99b074d8a661f4036fca8fa0cbfa33a497</meta:generator>
    <meta:document-statistic meta:object-count="3"/>
  </office:meta>
</office:document-meta>
</file>